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P2" style:parent-style-name="Paragraphedeliste" style:family="paragraph"/>
    <style:style style:name="P3" style:parent-style-name="Paragraphedeliste" style:family="paragraph"/>
    <style:style style:name="P4" style:parent-style-name="Paragraphedeliste" style:family="paragraph"/>
    <style:style style:name="P5" style:parent-style-name="Paragraphedeliste" style:family="paragraph"/>
    <style:style style:name="P6" style:parent-style-name="Titre3" style:family="paragraph">
      <style:paragraph-properties fo:text-indent="0.4916in"/>
    </style:style>
    <style:style style:name="P7" style:parent-style-name="Titre4" style:family="paragraph">
      <style:paragraph-properties fo:margin-left="0.4916in" fo:text-indent="0.4916in">
        <style:tab-stops/>
      </style:paragraph-properties>
    </style:style>
    <style:style style:name="P8" style:parent-style-name="Paragraphedeliste" style:family="paragraph"/>
    <style:style style:name="P9" style:parent-style-name="Paragraphedeliste" style:family="paragraph"/>
    <style:style style:name="P10" style:parent-style-name="Paragraphedeliste" style:family="paragraph"/>
    <style:style style:name="P11" style:parent-style-name="Paragraphedeliste" style:family="paragraph"/>
    <style:style style:name="P12" style:parent-style-name="Paragraphedeliste" style:family="paragraph"/>
    <style:style style:name="P13" style:parent-style-name="Paragraphedeliste" style:family="paragraph"/>
    <style:style style:name="P14" style:parent-style-name="Paragraphedeliste" style:family="paragraph"/>
    <style:style style:name="P15" style:parent-style-name="Paragraphedeliste" style:family="paragraph"/>
    <style:style style:name="P16" style:parent-style-name="Paragraphedeliste" style:family="paragraph"/>
    <style:style style:name="P17" style:parent-style-name="Paragraphedeliste" style:family="paragraph"/>
    <style:style style:name="P18" style:parent-style-name="Paragraphedeliste" style:family="paragraph"/>
  </office:automatic-styles>
  <office:body>
    <office:text text:use-soft-page-breaks="true">
      <text:h text:style-name="P1" text:outline-level="1">Data :</text:h>
      <text:h text:style-name="Titre2" text:outline-level="2">Baseline_runs :</text:h>
      <text:list text:style-name="LFO1" text:continue-numbering="true">
        <text:list-item>
          <text:p text:style-name="P2">Run_constant_baseline.csv : 2 col ( Id , Predicted)</text:p>
        </text:list-item>
        <text:list-item>
          <text:p text:style-name="P3">Run_enviro_RF.csv : 2 col ( Id , Predicted)</text:p>
        </text:list-item>
        <text:list-item>
          <text:p text:style-name="P4">Run_maxent_on_PA.csv : 2 col ( Id , Predicted)</text:p>
        </text:list-item>
        <text:list-item>
          <text:p text:style-name="P5">Run_spatial_RF.csv : 2 col ( Id , Predicted)</text:p>
        </text:list-item>
      </text:list>
      <text:h text:style-name="Titre2" text:outline-level="2">EnvironnementalRasters :</text:h>
      <text:h text:style-name="P6" text:outline-level="3">Climate :</text:h>
      <text:h text:style-name="P7" text:outline-level="4">BioClimatic_Average_1981-2010 :<text:s/></text:h>
      <text:p text:style-name="Normal"><text:tab/><text:tab/><text:tab/>19 images satellites (qualité passable)</text:p>
      <text:h text:style-name="Titre4" text:outline-level="4"><text:tab/><text:tab/>Climate_Monthly_2000-2019 :</text:h>
      <text:p text:style-name="Normal"><text:tab/><text:tab/><text:tab/>Grandes collections d’image (.tif) sans informations apparentes</text:p>
      <text:h text:style-name="Titre3" text:outline-level="3"><text:tab/>Elévation :</text:h>
      <text:p text:style-name="Normal"><text:tab/><text:tab/>1 fichier .tif de 13Go<text:s/></text:p>
      <text:h text:style-name="Titre3" text:outline-level="3"><text:tab/>HumanFootprint :</text:h>
      <text:h text:style-name="Titre4" text:outline-level="4"><text:tab/><text:tab/>Detailled :</text:h>
      <text:p text:style-name="Normal"><text:tab/><text:tab/><text:tab/>Documents .tif satellite<text:s/></text:p>
      <text:h text:style-name="Titre4" text:outline-level="4"><text:tab/><text:tab/>Summarized :</text:h>
      <text:p text:style-name="Normal"><text:tab/><text:tab/><text:tab/>2 documents .tif<text:s/></text:p>
      <text:h text:style-name="Titre3" text:outline-level="3"><text:tab/>LandCover :</text:h>
      <text:p text:style-name="Normal"><text:tab/><text:tab/>1 document .tif<text:s/></text:p>
      <text:h text:style-name="Titre3" text:outline-level="3"><text:tab/>Soilgrids :</text:h>
      <text:p text:style-name="Normal"><text:tab/><text:tab/>Documents .tif sur la composition du sol <text:s/></text:p>
      <text:h text:style-name="Titre3" text:outline-level="3"><text:tab/>Climate et Elévation au format zip</text:h>
      <text:p text:style-name="Normal"/>
      <text:h text:style-name="Titre2" text:outline-level="2">For_submission :</text:h>
      <text:list text:style-name="LFO1" text:continue-numbering="true">
        <text:list-item>
          <text:p text:style-name="P8">EnviroTab_pa_test.csv : (année, lat, lon, composition sol, densité pop, chemins de fer, route)</text:p>
        </text:list-item>
        <text:list-item>
          <text:p text:style-name="P9">Test_blind.csv (date, lon, lat, geoUncertainityInM)</text:p>
        </text:list-item>
        <text:list-item>
          <text:p text:style-name="P10">Test_spAround_1km.csv (jour, especeId, n) -&gt; occurrence espèce dans un rayon d’1km</text:p>
        </text:list-item>
      </text:list>
      <text:h text:style-name="Titre2" text:outline-level="2">Presence_Absence_Surveys :</text:h>
      <text:list text:style-name="LFO1" text:continue-numbering="true">
        <text:list-item>
          <text:p text:style-name="P11">EnviroTab_pa_train.csv (idem autre : année, lat, lon, sol, pop … )</text:p>
        </text:list-item>
        <text:list-item>
          <text:p text:style-name="P12">Presence_Absence_train.csv (date, lon, lat, geoUncertainityInM, speciesId)</text:p>
        </text:list-item>
        <text:list-item>
          <text:p text:style-name="P13">Train_pa_spAround_1km.csv (jour, especeId, n) -&gt; occurrence espèce dans un rayon d’1km</text:p>
        </text:list-item>
        <text:list-item>
          <text:p text:style-name="P14">Train_pred__maxent_on_PA.csv (date, predicted)</text:p>
        </text:list-item>
      </text:list>
      <text:h text:style-name="Titre2" text:outline-level="2">Presence_only_occurence :<text:s/></text:h>
      <text:list text:style-name="LFO1" text:continue-numbering="true">
        <text:list-item>
          <text:p text:style-name="P15">Présences_only_train.csv (date, lat, lon, geouncertainity, speciesId)</text:p>
        </text:list-item>
      </text:list>
      <text:h text:style-name="Titre2" text:outline-level="2">SatelliteImages :</text:h>
      <text:list text:style-name="LFO1" text:continue-numbering="true">
        <text:list-item>
          <text:p text:style-name="P16">Nir et RGB images satellites<text:s/>(4 millions)</text:p>
        </text:list-item>
      </text:list>
      <text:soft-page-break/>
      <text:h text:style-name="Titre2" text:outline-level="2">SatelliteTimeSeries :</text:h>
      <text:list text:style-name="LFO1" text:continue-numbering="true">
        <text:list-item>
          <text:p text:style-name="P17">20 ans de données satellite<text:s/></text:p>
        </text:list-item>
        <text:list-item>
          <text:p text:style-name="P18">Un All (zip), blue green nir red <text:s/>swir1 swir2 (csv)<text:s/><text:s/></text:p>
        </text:list-item>
      </text:list>
      <text:p text:style-name="Normal"/>
      <text:p text:style-name="Paragraphedeliste"/>
      <text:p text:style-name="Paragraphedelist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vin Vedel</meta:initial-creator>
    <dc:creator>Alvin Vedel</dc:creator>
    <meta:creation-date>2023-09-15T09:33:00Z</meta:creation-date>
    <dc:date>2023-09-18T09:42:00Z</dc:date>
    <meta:template xlink:href="Normal.dotm" xlink:type="simple"/>
    <meta:editing-cycles>4</meta:editing-cycles>
    <meta:editing-duration>PT48360S</meta:editing-duration>
    <meta:document-statistic meta:page-count="2" meta:paragraph-count="2" meta:word-count="230" meta:character-count="1495" meta:row-count="10" meta:non-whitespace-character-count="1267"/>
  </office:meta>
</office:document-meta>
</file>